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5.08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3.04270833333333cm"/>
    </style:style>
    <style:style style:name="co17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Дата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5T00:00:00" table:style-name="ce3">
            <text:p>05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5T00:00:00" table:style-name="ce3">
            <text:p>05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6T00:00:00" table:style-name="ce3">
            <text:p>06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6T00:00:00" table:style-name="ce3">
            <text:p>06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3% жирности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A2:Движение_товаров.G2273" table:contains-header="false">
          <table:sort>
            <table:sort-by table:field-number="1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Слава</meta:initial-creator>
    <dc:creator>Admin</dc:creator>
    <meta:creation-date>2021-07-09T17:04:06Z</meta:creation-date>
    <dc:date>2023-08-04T14:38:16Z</dc:date>
  </office:meta>
</office:document-meta>
</file>